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CallHttpServletResponse.add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allHttpServletResponse.BlockCallHttpServl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allHttpServletResponse.encode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sponse.get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sponse.setLocale( Locale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sponse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sponse.encode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sponse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sponse.setConten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allHttpServletResponse.setOutputStream( OutputStream 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sponse.set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allHttpServletResponse.sendRedirect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allHttpServletResponse.resetBuff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lockCallHttpServletResponse.getOut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lockCallHttpServletResponse.setBuffer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allHttpServletResponse.addCookie( 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allHttpServletResponse.flush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sponse.contains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sponse.setStatus( int sc , String 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allHttpServletResponse.setStatus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allHttpServletResponse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spons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sponse.sendError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allHttpServletResponse.getWri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lockCallHttpServletResponse.is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spons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sponse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sponse.add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allHttpServletResponse.encodeRedirec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sponse.set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allHttpServletRespons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sponse.setCharacterEncoding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allHttpServletResponse.sendError( int sc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allHttpServletResponse.add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allHttpServletResponse.encodeRedirec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sponse.setContentLength(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allHttpServletResponse.set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